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0">
            <text:p>UtC-9100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490.0">
            <text:p>5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9">
            <text:p>-6.8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4">
            <text:p>GrA-12714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40.0">
            <text:p>4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6-16217av">
            <text:p>GrA-16216-16217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655.0">
            <text:p>365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9-16225av">
            <text:p>GrA-16219-16225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365.0">
            <text:p>33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8">
            <text:p>GrA-1271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570.0">
            <text:p>4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1">
            <text:p>GrN-16371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160.0">
            <text:p>5160.0</text:p>
          </table:table-cell>
          <table:table-cell office:value-type="float" office:value="40.0">
            <text:p>4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3">
            <text:p>-5.7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1">
            <text:p>UtC-9101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719.0">
            <text:p>5719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2">
            <text:p>UtC-9102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861.0">
            <text:p>586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88">
            <text:p>-7.8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0">
            <text:p>GrN-1637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1">
            <text:p>-4.81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3">
            <text:p>GrN-16373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50.0">
            <text:p>4350.0</text:p>
          </table:table-cell>
          <table:table-cell office:value-type="float" office:value="45.0">
            <text:p>45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9">
            <text:p>GrN-16369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476">
            <text:p>GrN-476</text:p>
          </table:table-cell>
          <table:table-cell office:value-type="float" office:value="52.912">
            <text:p>52.912</text:p>
          </table:table-cell>
          <table:table-cell office:value-type="float" office:value="4.761">
            <text:p>4.761</text:p>
          </table:table-cell>
          <table:table-cell office:value-type="float" office:value="4925.0">
            <text:p>492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8">
            <text:p>GrN-1636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90.0">
            <text:p>499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7">
            <text:p>GrN-16367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20.0">
            <text:p>432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6">
            <text:p>GrN-16366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2">
            <text:p>GrN-16372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000.0">
            <text:p>5000.0</text:p>
          </table:table-cell>
          <table:table-cell office:value-type="float" office:value="60.0">
            <text:p>60.0</text:p>
          </table:table-cell>
          <table:table-cell office:value-type="string" office:value="very wet sedge">
            <text:p>very wet 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1">
            <text:p>GrN-161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745.0">
            <text:p>7745.0</text:p>
          </table:table-cell>
          <table:table-cell office:value-type="float" office:value="200.0">
            <text:p>200.0</text:p>
          </table:table-cell>
          <table:table-cell office:value-type="string" office:value="Alnus roots">
            <text:p>Alnu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45">
            <text:p>-16.45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5130">
            <text:p>GrN-1513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20.0">
            <text:p>4720.0</text:p>
          </table:table-cell>
          <table:table-cell office:value-type="float" office:value="90.0">
            <text:p>90.0</text:p>
          </table:table-cell>
          <table:table-cell office:value-type="string" office:value="Juncus">
            <text:p>Jun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2">
            <text:p>0.12</text:p>
          </table:table-cell>
          <table:table-cell office:value-type="float" office:value="0.64">
            <text:p>0.6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3">
            <text:p>GrN-1633</text:p>
          </table:table-cell>
          <table:table-cell office:value-type="float" office:value="52.812">
            <text:p>52.812</text:p>
          </table:table-cell>
          <table:table-cell office:value-type="float" office:value="4.746">
            <text:p>4.74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22">
            <text:p>-7.2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5067">
            <text:p>GrN-5067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610.0">
            <text:p>561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043">
            <text:p>GrN-7043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300.0">
            <text:p>5300.0</text:p>
          </table:table-cell>
          <table:table-cell office:value-type="float" office:value="50.0">
            <text:p>50.0</text:p>
          </table:table-cell>
          <table:table-cell office:value-type="string" office:value="tidal creek levee">
            <text:p>tidal 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Not_stated-03">
            <text:p>Not_stated-03</text:p>
          </table:table-cell>
          <table:table-cell office:value-type="float" office:value="52.302">
            <text:p>52.302</text:p>
          </table:table-cell>
          <table:table-cell office:value-type="float" office:value="4.631">
            <text:p>4.631</text:p>
          </table:table-cell>
          <table:table-cell office:value-type="float" office:value="4500.0">
            <text:p>4500.0</text:p>
          </table:table-cell>
          <table:table-cell office:value-type="float" office:value="200.0">
            <text:p>200.0</text:p>
          </table:table-cell>
          <table:table-cell office:value-type="string" office:value="peat on sea-clay">
            <text:p>peat on sea-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3">
            <text:p>UtC-9103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980.0">
            <text:p>5980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5">
            <text:p>GrN-75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140.0">
            <text:p>7140.0</text:p>
          </table:table-cell>
          <table:table-cell office:value-type="float" office:value="200.0">
            <text:p>200.0</text:p>
          </table:table-cell>
          <table:table-cell office:value-type="string" office:value="wood in basal peat">
            <text:p>wood in 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5">
            <text:p>-14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13-9114-av">
            <text:p>UtC-9113-9114-av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0.0">
            <text:p>63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99">
            <text:p>-9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8098">
            <text:p>GrN-8098</text:p>
          </table:table-cell>
          <table:table-cell office:value-type="float" office:value="52.687">
            <text:p>52.687</text:p>
          </table:table-cell>
          <table:table-cell office:value-type="float" office:value="5.083">
            <text:p>5.083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9-9111-9112">
            <text:p>UtC-9109-9111-9112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4.0">
            <text:p>633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4">
            <text:p>-10.1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